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10000000000000800000008088D098E4.bmp"/>
  <manifest:file-entry manifest:media-type="" manifest:full-path="Pictures/10000000000000800000008081FF9412.bmp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="gradient" draw:fill-gradient-name="Gray_20_Header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ffffff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bitmap" draw:fill-color="#ffffff" draw:fill-image-name="arrow_25_20-_25_20Copy" style:repeat="stretch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475cm" fo:min-width="1.74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75cm" fo:min-width="1.971cm"/>
    </style:style>
    <style:style style:name="gr6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475cm" fo:min-width="1.70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75cm" fo:min-width="0.925cm"/>
    </style:style>
    <style:style style:name="gr8" style:family="graphic" style:parent-style-name="objectwithoutfill">
      <style:graphic-properties draw:stroke="solid" svg:stroke-width="0.081cm" svg:stroke-color="#000000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false" fo:min-height="1.423cm" fo:min-width="0.68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475cm" fo:min-width="1.236cm"/>
    </style:style>
    <style:style style:name="gr11" style:family="graphic" style:parent-style-name="objectwithoutfill">
      <style:graphic-properties draw:stroke="solid" svg:stroke-width="0.081cm" svg:stroke-color="#000000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475cm" fo:min-width="1.18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75cm" fo:min-width="1.441cm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475cm" fo:min-width="1.971cm"/>
    </style:style>
    <style:style style:name="gr15" style:family="graphic" style:parent-style-name="objectwithoutfill">
      <style:graphic-properties draw:stroke="dash" draw:stroke-dash="Fine_20_Dashed_20__28_var_29_" svg:stroke-width="0.053cm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000000" draw:marker-start-width="0.279cm" draw:marker-end-width="0.279cm" draw:fill="bitmap" draw:fill-color="#ffffff" draw:fill-image-name="arrow_5f_a" style:repeat="stretch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draw:stroke="solid" svg:stroke-width="0.106cm" svg:stroke-color="#000000" draw:marker-start-width="0.359cm" draw:marker-end-width="0.359cm" draw:fill="none" draw:textarea-vertical-align="middle" draw:auto-grow-height="false" fo:min-height="0.749cm" fo:min-width="0.499cm" fo:padding-top="0.178cm" fo:padding-bottom="0.178cm" fo:padding-left="0.303cm" fo:padding-right="0.303cm"/>
    </style:style>
    <style:style style:name="gr18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false" fo:min-height="0.555cm" fo:min-width="2.106cm"/>
    </style:style>
    <style:style style:name="gr20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false" fo:min-height="0.949cm" fo:min-width="2.10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 style:text-autospace="none"/>
    </style:style>
    <style:style style:name="P2" style:family="paragraph">
      <style:paragraph-properties fo:text-align="center" style:text-autospace="none"/>
      <style:text-properties fo:color="#000000" fo:font-family="Arial" style:font-style-name="Italic" style:font-family-generic="swiss" style:font-pitch="variable" fo:font-size="14pt" fo:font-style="normal" fo:font-weight="bold" style:font-family-asian="'Courier New'" style:font-family-generic-asian="modern" style:font-pitch-asian="fixed" style:font-size-asian="14pt" style:font-style-asian="normal" style:font-weight-asian="bold" style:font-family-complex="'Courier New'" style:font-family-generic-complex="modern" style:font-pitch-complex="fixed" style:font-size-complex="14pt" style:font-style-complex="normal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end">
        <style:tab-stops/>
      </style:paragraph-properties>
    </style:style>
    <style:style style:name="P5" style:family="paragraph">
      <style:paragraph-properties fo:text-align="end">
        <style:tab-stops/>
      </style:paragraph-properties>
      <style:text-properties fo:font-size="12pt"/>
    </style:style>
    <style:style style:name="P6" style:family="paragraph">
      <style:paragraph-properties fo:text-align="center">
        <style:tab-stops/>
      </style:paragraph-properties>
    </style:style>
    <style:style style:name="P7" style:family="paragraph">
      <style:paragraph-properties fo:text-align="center">
        <style:tab-stops/>
      </style:paragraph-properties>
      <style:text-properties fo:font-size="12pt"/>
    </style:style>
    <style:style style:name="P8" style:family="paragraph">
      <style:text-properties fo:font-size="12pt" style:font-size-asian="12pt" style:font-size-complex="12pt"/>
    </style:style>
    <style:style style:name="P9" style:family="paragraph">
      <style:text-properties fo:font-size="12pt"/>
    </style:style>
    <style:style style:name="P10" style:family="paragraph">
      <style:paragraph-properties fo:text-align="start"/>
    </style:style>
    <style:style style:name="T1" style:family="text">
      <style:text-properties fo:color="#000000" style:text-outline="false" style:text-line-through-style="none" fo:font-family="Arial" style:font-style-name="Italic" style:font-family-generic="swiss" style:font-pitch="variable" fo:font-size="14pt" fo:font-style="normal" fo:text-shadow="none" style:text-underline-style="none" fo:font-weight="bold" style:letter-kerning="true" style:font-family-asian="'Courier New'" style:font-family-generic-asian="modern" style:font-pitch-asian="fixed" style:font-size-asian="14pt" style:font-style-asian="normal" style:font-weight-asian="bold" style:font-family-complex="'Courier New'" style:font-family-generic-complex="modern" style:font-pitch-complex="fixed" style:font-size-complex="1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12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5cm" svg:height="1cm" svg:x="1.749cm" svg:y="11.25cm">
          <text:p text:style-name="P1"><text:span text:style-name="T1">pixelTaskGenerator</text:span></text:p>
        </draw:rect>
        <draw:rect draw:style-name="gr2" draw:text-style-name="P3" draw:layer="layout" svg:width="5cm" svg:height="1.25cm" svg:x="1.749cm" svg:y="12.25cm">
          <text:p/>
        </draw:rect>
        <draw:g xml:id="id1" draw:id="id1">
          <draw:rect draw:style-name="gr3" draw:text-style-name="P3" draw:layer="layout" svg:width="0.5cm" svg:height="0.5cm" svg:x="6.499cm" svg:y="12.632cm">
            <text:p/>
          </draw:rect>
          <draw:frame draw:style-name="gr4" draw:text-style-name="P5" draw:layer="layout" svg:width="2.246cm" svg:height="0.725cm" svg:x="4.339cm" svg:y="12.5cm">
            <draw:text-box>
              <text:p text:style-name="P4"><text:span text:style-name="T2">pixelTask</text:span></text:p>
            </draw:text-box>
          </draw:frame>
        </draw:g>
        <draw:g xml:id="id18" draw:id="id18">
          <draw:rect draw:style-name="gr3" draw:text-style-name="P3" draw:layer="layout" svg:width="0.5cm" svg:height="0.5cm" svg:x="1.584cm" svg:y="12.657cm">
            <text:p/>
          </draw:rect>
          <draw:frame draw:style-name="gr5" draw:text-style-name="P5" draw:layer="layout" svg:width="2.471cm" svg:height="0.725cm" svg:x="2.084cm" svg:y="12.525cm">
            <draw:text-box>
              <text:p text:style-name="P4"><text:span text:style-name="T2">frameTask</text:span></text:p>
            </draw:text-box>
          </draw:frame>
        </draw:g>
        <draw:rect draw:style-name="gr1" draw:text-style-name="P2" draw:layer="layout" svg:width="5cm" svg:height="1cm" svg:x="8.236cm" svg:y="11.25cm">
          <text:p text:style-name="P1"><text:span text:style-name="T1">pixelTaskDispatcher</text:span></text:p>
        </draw:rect>
        <draw:rect draw:style-name="gr2" draw:text-style-name="P3" draw:layer="layout" svg:width="5cm" svg:height="3cm" svg:x="8.236cm" svg:y="12.25cm">
          <text:p/>
        </draw:rect>
        <draw:g xml:id="id3" draw:id="id3">
          <draw:rect draw:style-name="gr3" draw:text-style-name="P3" draw:layer="layout" svg:width="0.5cm" svg:height="0.5cm" svg:x="13cm" svg:y="12.632cm">
            <text:p/>
          </draw:rect>
          <draw:frame draw:style-name="gr6" draw:text-style-name="P5" draw:layer="layout" svg:width="2.204cm" svg:height="0.725cm" svg:x="10.882cm" svg:y="12.5cm">
            <draw:text-box>
              <text:p text:style-name="P4"><text:span text:style-name="T2">output(0)</text:span></text:p>
            </draw:text-box>
          </draw:frame>
        </draw:g>
        <draw:g xml:id="id2" draw:id="id2">
          <draw:rect draw:style-name="gr3" draw:text-style-name="P3" draw:layer="layout" svg:width="0.5cm" svg:height="0.5cm" svg:x="7.999cm" svg:y="12.632cm">
            <text:p/>
          </draw:rect>
          <draw:frame draw:style-name="gr7" draw:text-style-name="P5" draw:layer="layout" svg:width="1.425cm" svg:height="0.725cm" svg:x="8.443cm" svg:y="12.5cm">
            <draw:text-box>
              <text:p text:style-name="P4"><text:span text:style-name="T2">input</text:span></text:p>
            </draw:text-box>
          </draw:frame>
        </draw:g>
        <draw:g xml:id="id9" draw:id="id9">
          <draw:rect draw:style-name="gr3" draw:text-style-name="P3" draw:layer="layout" svg:width="0.5cm" svg:height="0.5cm" svg:x="13cm" svg:y="13.264cm">
            <text:p/>
          </draw:rect>
          <draw:frame draw:style-name="gr6" draw:text-style-name="P5" draw:layer="layout" svg:width="2.204cm" svg:height="0.725cm" svg:x="10.882cm" svg:y="13.132cm">
            <draw:text-box>
              <text:p text:style-name="P4"><text:span text:style-name="T2">output(1)</text:span></text:p>
            </draw:text-box>
          </draw:frame>
        </draw:g>
        <draw:g xml:id="id7" draw:id="id7">
          <draw:rect draw:style-name="gr3" draw:text-style-name="P3" draw:layer="layout" svg:width="0.5cm" svg:height="0.5cm" svg:x="13cm" svg:y="13.907cm">
            <text:p/>
          </draw:rect>
          <draw:frame draw:style-name="gr6" draw:text-style-name="P5" draw:layer="layout" svg:width="2.204cm" svg:height="0.725cm" svg:x="10.882cm" svg:y="13.775cm">
            <draw:text-box>
              <text:p text:style-name="P4"><text:span text:style-name="T2">output(2)</text:span></text:p>
            </draw:text-box>
          </draw:frame>
        </draw:g>
        <draw:g xml:id="id5" draw:id="id5">
          <draw:rect draw:style-name="gr3" draw:text-style-name="P3" draw:layer="layout" svg:width="0.5cm" svg:height="0.5cm" svg:x="12.999cm" svg:y="14.539cm">
            <text:p/>
          </draw:rect>
          <draw:frame draw:style-name="gr6" draw:text-style-name="P5" draw:layer="layout" svg:width="2.204cm" svg:height="0.725cm" svg:x="10.881cm" svg:y="14.407cm">
            <draw:text-box>
              <text:p text:style-name="P4"><text:span text:style-name="T2">output(3)</text:span></text:p>
            </draw:text-box>
          </draw:frame>
        </draw:g>
        <draw:connector draw:style-name="gr8" draw:text-style-name="P3" draw:layer="layout" svg:x1="6.999cm" svg:y1="12.862cm" svg:x2="7.999cm" svg:y2="12.862cm" draw:start-shape="id1" draw:start-glue-point="1" draw:end-shape="id2" draw:end-glue-point="3" svg:d="M6999 12862h1000">
          <text:p/>
        </draw:connector>
        <draw:rect draw:style-name="gr1" draw:text-style-name="P2" draw:layer="layout" svg:width="5cm" svg:height="1cm" svg:x="15.337cm" svg:y="11.25cm">
          <text:p text:style-name="P1"><text:span text:style-name="T1">pixelTaskSolver</text:span></text:p>
        </draw:rect>
        <draw:rect draw:style-name="gr2" draw:text-style-name="P3" draw:layer="layout" svg:width="5cm" svg:height="1.25cm" svg:x="15.337cm" svg:y="12.25cm">
          <text:p/>
        </draw:rect>
        <draw:g xml:id="id12" draw:id="id12">
          <draw:rect draw:style-name="gr3" draw:text-style-name="P3" draw:layer="layout" svg:width="0.5cm" svg:height="0.5cm" svg:x="20.087cm" svg:y="12.632cm">
            <text:p/>
          </draw:rect>
          <draw:frame draw:style-name="gr9" draw:text-style-name="P5" draw:layer="layout" svg:width="2.673cm" svg:height="1.673cm" svg:x="17.5cm" svg:y="12.025cm">
            <draw:text-box>
              <text:p text:style-name="P4"><text:span text:style-name="T2">pixelResult</text:span></text:p>
            </draw:text-box>
          </draw:frame>
        </draw:g>
        <draw:g xml:id="id4" draw:id="id4">
          <draw:rect draw:style-name="gr3" draw:text-style-name="P3" draw:layer="layout" svg:width="0.5cm" svg:height="0.5cm" svg:x="15.1cm" svg:y="12.632cm">
            <text:p/>
          </draw:rect>
          <draw:frame draw:style-name="gr10" draw:text-style-name="P5" draw:layer="layout" svg:width="2.246cm" svg:height="0.725cm" svg:x="15.544cm" svg:y="12.5cm">
            <draw:text-box>
              <text:p text:style-name="P4"><text:span text:style-name="T2">pixelTask</text:span></text:p>
            </draw:text-box>
          </draw:frame>
        </draw:g>
        <draw:rect draw:style-name="gr1" draw:text-style-name="P2" draw:layer="layout" svg:width="5cm" svg:height="1cm" svg:x="15.337cm" svg:y="14cm">
          <text:p text:style-name="P1"><text:span text:style-name="T1">pixelTaskSolver</text:span></text:p>
        </draw:rect>
        <draw:rect draw:style-name="gr2" draw:text-style-name="P3" draw:layer="layout" svg:width="5cm" svg:height="1.25cm" svg:x="15.337cm" svg:y="15cm">
          <text:p/>
        </draw:rect>
        <draw:g xml:id="id10" draw:id="id10">
          <draw:rect draw:style-name="gr3" draw:text-style-name="P3" draw:layer="layout" svg:width="0.5cm" svg:height="0.5cm" svg:x="15.1cm" svg:y="15.382cm">
            <text:p/>
          </draw:rect>
          <draw:frame draw:style-name="gr10" draw:text-style-name="P5" draw:layer="layout" svg:width="2.246cm" svg:height="0.725cm" svg:x="15.544cm" svg:y="15.25cm">
            <draw:text-box>
              <text:p text:style-name="P4"><text:span text:style-name="T2">pixelTask</text:span></text:p>
            </draw:text-box>
          </draw:frame>
        </draw:g>
        <draw:rect draw:style-name="gr1" draw:text-style-name="P2" draw:layer="layout" svg:width="5cm" svg:height="1cm" svg:x="15.337cm" svg:y="16.75cm">
          <text:p text:style-name="P1"><text:span text:style-name="T1">pixelTaskSolver</text:span></text:p>
        </draw:rect>
        <draw:rect draw:style-name="gr2" draw:text-style-name="P3" draw:layer="layout" svg:width="5cm" svg:height="1.25cm" svg:x="15.337cm" svg:y="17.75cm">
          <text:p/>
        </draw:rect>
        <draw:g xml:id="id8" draw:id="id8">
          <draw:rect draw:style-name="gr3" draw:text-style-name="P3" draw:layer="layout" svg:width="0.5cm" svg:height="0.5cm" svg:x="15.1cm" svg:y="18.132cm">
            <text:p/>
          </draw:rect>
          <draw:frame draw:style-name="gr10" draw:text-style-name="P5" draw:layer="layout" svg:width="2.246cm" svg:height="0.725cm" svg:x="15.544cm" svg:y="18cm">
            <draw:text-box>
              <text:p text:style-name="P4"><text:span text:style-name="T2">pixelTask</text:span></text:p>
            </draw:text-box>
          </draw:frame>
        </draw:g>
        <draw:rect draw:style-name="gr1" draw:text-style-name="P2" draw:layer="layout" svg:width="5cm" svg:height="1cm" svg:x="15.35cm" svg:y="19.5cm">
          <text:p text:style-name="P1"><text:span text:style-name="T1">pixelTaskSolver</text:span></text:p>
        </draw:rect>
        <draw:rect draw:style-name="gr2" draw:text-style-name="P3" draw:layer="layout" svg:width="5cm" svg:height="1.25cm" svg:x="15.35cm" svg:y="20.5cm">
          <text:p/>
        </draw:rect>
        <draw:g xml:id="id6" draw:id="id6">
          <draw:rect draw:style-name="gr3" draw:text-style-name="P3" draw:layer="layout" svg:width="0.5cm" svg:height="0.5cm" svg:x="15.113cm" svg:y="20.882cm">
            <text:p/>
          </draw:rect>
          <draw:frame draw:style-name="gr10" draw:text-style-name="P5" draw:layer="layout" svg:width="2.246cm" svg:height="0.725cm" svg:x="15.557cm" svg:y="20.75cm">
            <draw:text-box>
              <text:p text:style-name="P4"><text:span text:style-name="T2">pixelTask</text:span></text:p>
            </draw:text-box>
          </draw:frame>
        </draw:g>
        <draw:connector draw:style-name="gr8" draw:text-style-name="P3" draw:layer="layout" svg:x1="13.5cm" svg:y1="12.862cm" svg:x2="15.1cm" svg:y2="12.862cm" draw:start-shape="id3" draw:start-glue-point="1" draw:end-shape="id4" draw:end-glue-point="3" svg:d="M13500 12862h1600">
          <text:p/>
        </draw:connector>
        <draw:connector draw:style-name="gr11" draw:text-style-name="P3" draw:layer="layout" draw:line-skew="-0.556cm" svg:x1="13.499cm" svg:y1="14.769cm" svg:x2="15.113cm" svg:y2="21.112cm" draw:start-shape="id5" draw:start-glue-point="1" draw:end-shape="id6" draw:end-glue-point="3" svg:d="M13499 14769h251v6343h1363">
          <text:p/>
        </draw:connector>
        <draw:connector draw:style-name="gr11" draw:text-style-name="P3" draw:layer="layout" draw:line-skew="-0.05cm" svg:x1="13.5cm" svg:y1="14.137cm" svg:x2="15.1cm" svg:y2="18.362cm" draw:start-shape="id7" draw:start-glue-point="1" draw:end-shape="id8" draw:end-glue-point="3" svg:d="M13500 14137h750v4225h850">
          <text:p/>
        </draw:connector>
        <draw:connector draw:style-name="gr8" draw:text-style-name="P3" draw:layer="layout" draw:line-skew="0.45cm" svg:x1="13.5cm" svg:y1="13.494cm" svg:x2="15.1cm" svg:y2="15.612cm" draw:start-shape="id9" draw:start-glue-point="1" draw:end-shape="id10" draw:end-glue-point="3" svg:d="M13500 13494h1250v2118h350">
          <text:p/>
        </draw:connector>
        <draw:rect draw:style-name="gr1" draw:text-style-name="P2" draw:layer="layout" svg:width="4.764cm" svg:height="1cm" svg:x="22.486cm" svg:y="11.25cm">
          <text:p text:style-name="P1"><text:span text:style-name="T1">pixelResultArbiter</text:span></text:p>
        </draw:rect>
        <draw:rect draw:style-name="gr2" draw:text-style-name="P3" draw:layer="layout" svg:width="4.764cm" svg:height="3cm" svg:x="22.486cm" svg:y="12.25cm">
          <text:p/>
        </draw:rect>
        <draw:g xml:id="id21" draw:id="id21">
          <draw:rect draw:style-name="gr3" draw:text-style-name="P3" draw:layer="layout" svg:width="0.5cm" svg:height="0.5cm" svg:x="27cm" svg:y="12.657cm">
            <text:p/>
          </draw:rect>
          <draw:frame draw:style-name="gr12" draw:text-style-name="P5" draw:layer="layout" svg:width="1.687cm" svg:height="0.725cm" svg:x="25.399cm" svg:y="12.525cm">
            <draw:text-box>
              <text:p text:style-name="P4"><text:span text:style-name="T2">output</text:span></text:p>
            </draw:text-box>
          </draw:frame>
        </draw:g>
        <draw:g xml:id="id11" draw:id="id11">
          <draw:rect draw:style-name="gr3" draw:text-style-name="P3" draw:layer="layout" svg:width="0.5cm" svg:height="0.5cm" svg:x="22.25cm" svg:y="12.632cm">
            <text:p/>
          </draw:rect>
          <draw:frame draw:style-name="gr13" draw:text-style-name="P5" draw:layer="layout" svg:width="1.941cm" svg:height="0.725cm" svg:x="22.694cm" svg:y="12.5cm">
            <draw:text-box>
              <text:p text:style-name="P4"><text:span text:style-name="T2">input(0)</text:span></text:p>
            </draw:text-box>
          </draw:frame>
        </draw:g>
        <draw:g xml:id="id16" draw:id="id16">
          <draw:rect draw:style-name="gr3" draw:text-style-name="P3" draw:layer="layout" svg:width="0.5cm" svg:height="0.5cm" svg:x="22.25cm" svg:y="13.264cm">
            <text:p/>
          </draw:rect>
          <draw:frame draw:style-name="gr13" draw:text-style-name="P5" draw:layer="layout" svg:width="1.941cm" svg:height="0.725cm" svg:x="22.694cm" svg:y="13.132cm">
            <draw:text-box>
              <text:p text:style-name="P4"><text:span text:style-name="T2">input(1)</text:span></text:p>
            </draw:text-box>
          </draw:frame>
        </draw:g>
        <draw:g xml:id="id14" draw:id="id14">
          <draw:rect draw:style-name="gr3" draw:text-style-name="P3" draw:layer="layout" svg:width="0.5cm" svg:height="0.5cm" svg:x="22.25cm" svg:y="13.897cm">
            <text:p/>
          </draw:rect>
          <draw:frame draw:style-name="gr13" draw:text-style-name="P5" draw:layer="layout" svg:width="1.941cm" svg:height="0.725cm" svg:x="22.694cm" svg:y="13.765cm">
            <draw:text-box>
              <text:p text:style-name="P4"><text:span text:style-name="T2">input(2)</text:span></text:p>
            </draw:text-box>
          </draw:frame>
        </draw:g>
        <draw:g xml:id="id13" draw:id="id13">
          <draw:rect draw:style-name="gr3" draw:text-style-name="P3" draw:layer="layout" svg:width="0.5cm" svg:height="0.5cm" svg:x="22.25cm" svg:y="14.529cm">
            <text:p/>
          </draw:rect>
          <draw:frame draw:style-name="gr13" draw:text-style-name="P5" draw:layer="layout" svg:width="1.941cm" svg:height="0.725cm" svg:x="22.694cm" svg:y="14.397cm">
            <draw:text-box>
              <text:p text:style-name="P4"><text:span text:style-name="T2">input(3)</text:span></text:p>
            </draw:text-box>
          </draw:frame>
        </draw:g>
        <draw:connector draw:style-name="gr11" draw:text-style-name="P3" draw:layer="layout" svg:x1="22.25cm" svg:y1="12.862cm" svg:x2="20.587cm" svg:y2="12.861cm" draw:start-shape="id11" draw:start-glue-point="3" draw:end-shape="id12" draw:end-glue-point="1" svg:d="M22250 12862h-831v-1h-832">
          <text:p/>
        </draw:connector>
        <draw:connector draw:style-name="gr11" draw:text-style-name="P3" draw:layer="layout" draw:line-skew="0.783cm" svg:x1="22.25cm" svg:y1="14.759cm" svg:x2="20.711cm" svg:y2="21.124cm" draw:start-shape="id13" draw:start-glue-point="3" svg:d="M22250 14759h-250v6365h-1289">
          <text:p/>
        </draw:connector>
        <draw:connector draw:style-name="gr11" draw:text-style-name="P3" draw:layer="layout" draw:line-skew="0.081cm" svg:x1="22.25cm" svg:y1="14.127cm" svg:x2="20.587cm" svg:y2="18.336cm" draw:start-shape="id14" draw:start-glue-point="3" draw:end-shape="id15" draw:end-glue-point="1" svg:d="M22250 14127h-750v4209h-913">
          <text:p/>
        </draw:connector>
        <draw:connector draw:style-name="gr11" draw:text-style-name="P3" draw:layer="layout" draw:line-skew="-0.419cm" svg:x1="22.25cm" svg:y1="13.494cm" svg:x2="20.587cm" svg:y2="15.595cm" draw:start-shape="id16" draw:start-glue-point="3" draw:end-shape="id17" draw:end-glue-point="1" svg:d="M22250 13494h-1250v2101h-413">
          <text:p/>
        </draw:connector>
        <draw:rect draw:style-name="gr3" draw:text-style-name="P3" xml:id="id19" draw:id="id19" draw:layer="layout" svg:width="0.5cm" svg:height="0.5cm" svg:x="-0.75cm" svg:y="12.632cm">
          <text:p/>
        </draw:rect>
        <draw:frame draw:style-name="gr14" draw:text-style-name="P7" draw:layer="layout" svg:width="2.471cm" svg:height="0.725cm" svg:x="-1.721cm" svg:y="11.943cm">
          <draw:text-box>
            <text:p text:style-name="P6"><text:span text:style-name="T2">frameTask</text:span></text:p>
          </draw:text-box>
        </draw:frame>
        <draw:g xml:id="id17" draw:id="id17">
          <draw:rect draw:style-name="gr3" draw:text-style-name="P3" draw:layer="layout" svg:width="0.5cm" svg:height="0.5cm" svg:x="20.087cm" svg:y="15.366cm">
            <text:p/>
          </draw:rect>
          <draw:frame draw:style-name="gr9" draw:text-style-name="P5" draw:layer="layout" svg:width="2.673cm" svg:height="1.673cm" svg:x="17.5cm" svg:y="14.759cm">
            <draw:text-box>
              <text:p text:style-name="P4"><text:span text:style-name="T2">pixelResult</text:span></text:p>
            </draw:text-box>
          </draw:frame>
        </draw:g>
        <draw:g xml:id="id15" draw:id="id15">
          <draw:rect draw:style-name="gr3" draw:text-style-name="P3" draw:layer="layout" svg:width="0.5cm" svg:height="0.5cm" svg:x="20.087cm" svg:y="18.107cm">
            <text:p/>
          </draw:rect>
          <draw:frame draw:style-name="gr9" draw:text-style-name="P5" draw:layer="layout" svg:width="2.673cm" svg:height="1.673cm" svg:x="17.5cm" svg:y="17.5cm">
            <draw:text-box>
              <text:p text:style-name="P4"><text:span text:style-name="T2">pixelResult</text:span></text:p>
            </draw:text-box>
          </draw:frame>
        </draw:g>
        <draw:g>
          <draw:rect draw:style-name="gr3" draw:text-style-name="P3" draw:layer="layout" svg:width="0.5cm" svg:height="0.5cm" svg:x="20.1cm" svg:y="20.857cm">
            <text:p/>
          </draw:rect>
          <draw:frame draw:style-name="gr9" draw:text-style-name="P5" draw:layer="layout" svg:width="2.673cm" svg:height="1.673cm" svg:x="17.513cm" svg:y="20.25cm">
            <draw:text-box>
              <text:p text:style-name="P4"><text:span text:style-name="T2">pixelResult</text:span></text:p>
            </draw:text-box>
          </draw:frame>
        </draw:g>
        <draw:connector draw:style-name="gr11" draw:text-style-name="P3" draw:layer="layout" svg:x1="1.584cm" svg:y1="12.887cm" svg:x2="-0.25cm" svg:y2="12.882cm" draw:start-shape="id18" draw:start-glue-point="3" draw:end-shape="id19" draw:end-glue-point="1" svg:d="M1584 12887h-917v-5h-917">
          <text:p/>
        </draw:connector>
        <draw:g>
          <draw:rect draw:style-name="gr3" draw:text-style-name="P3" xml:id="id20" draw:id="id20" draw:layer="layout" svg:width="0.5cm" svg:height="0.5cm" svg:x="28.949cm" svg:y="12.641cm">
            <text:p/>
          </draw:rect>
          <draw:frame draw:style-name="gr14" draw:text-style-name="P7" draw:layer="layout" svg:width="2.572cm" svg:height="0.725cm" svg:x="27.928cm" svg:y="12cm">
            <draw:text-box>
              <text:p text:style-name="P6"><text:span text:style-name="T2">pixelResult</text:span></text:p>
            </draw:text-box>
          </draw:frame>
        </draw:g>
        <draw:connector draw:style-name="gr11" draw:text-style-name="P3" draw:layer="layout" svg:x1="28.949cm" svg:y1="12.891cm" svg:x2="27.5cm" svg:y2="12.887cm" draw:start-shape="id20" draw:start-glue-point="3" draw:end-shape="id21" draw:end-glue-point="1" svg:d="M28949 12891h-724v-4h-725">
          <text:p/>
        </draw:connector>
        <draw:line draw:style-name="gr15" draw:text-style-name="P3" draw:layer="layout" svg:x1="1.031cm" svg:y1="10.75cm" svg:x2="1.031cm" svg:y2="12.75cm">
          <text:p/>
        </draw:line>
        <draw:g>
          <draw:rect draw:style-name="gr3" draw:text-style-name="P3" draw:layer="layout" svg:width="0.5cm" svg:height="0.5cm" svg:x="0.812cm" svg:y="8.332cm">
            <text:p/>
          </draw:rect>
          <draw:frame draw:style-name="gr7" draw:text-style-name="P5" draw:layer="layout" svg:width="2.576cm" svg:height="0.725cm" svg:x="1.256cm" svg:y="8.2cm">
            <draw:text-box>
              <text:p text:style-name="P4"><text:span text:style-name="T2">valid : Bool</text:span></text:p>
            </draw:text-box>
          </draw:frame>
        </draw:g>
        <draw:g>
          <draw:rect draw:style-name="gr16" draw:text-style-name="P3" draw:layer="layout" svg:width="0.5cm" svg:height="0.5cm" svg:x="0.812cm" svg:y="8.857cm">
            <text:p/>
          </draw:rect>
          <draw:frame draw:style-name="gr7" draw:text-style-name="P5" draw:layer="layout" svg:width="2.767cm" svg:height="0.725cm" svg:x="1.256cm" svg:y="8.725cm">
            <draw:text-box>
              <text:p text:style-name="P4"><text:span text:style-name="T2">ready : Bool</text:span></text:p>
            </draw:text-box>
          </draw:frame>
        </draw:g>
        <draw:g>
          <draw:custom-shape draw:style-name="gr17" draw:text-style-name="P3" draw:layer="layout" svg:width="0.25cm" svg:height="1cm" svg:x="0.431cm" svg:y="8.332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8" draw:text-style-name="P8" draw:layer="layout" svg:width="1.874cm" svg:height="0.725cm" svg:x="-1.369cm" svg:y="8.445cm">
            <draw:text-box>
              <text:p><text:span text:style-name="T3">Stream</text:span></text:p>
            </draw:text-box>
          </draw:frame>
        </draw:g>
        <draw:g>
          <draw:rect draw:style-name="gr3" draw:text-style-name="P3" draw:layer="layout" svg:width="0.5cm" svg:height="0.5cm" svg:x="0.813cm" svg:y="9.582cm">
            <text:p/>
          </draw:rect>
          <draw:frame draw:style-name="gr7" draw:text-style-name="P5" draw:layer="layout" svg:width="3.067cm" svg:height="0.725cm" svg:x="1.257cm" svg:y="9.45cm">
            <draw:text-box>
              <text:p text:style-name="P4"><text:span text:style-name="T2">start : SFix2D</text:span></text:p>
            </draw:text-box>
          </draw:frame>
        </draw:g>
        <draw:g>
          <draw:rect draw:style-name="gr3" draw:text-style-name="P3" draw:layer="layout" svg:width="0.5cm" svg:height="0.5cm" svg:x="0.813cm" svg:y="10.107cm">
            <text:p/>
          </draw:rect>
          <draw:frame draw:style-name="gr7" draw:text-style-name="P5" draw:layer="layout" svg:width="2.784cm" svg:height="0.725cm" svg:x="1.257cm" svg:y="9.975cm">
            <draw:text-box>
              <text:p text:style-name="P4"><text:span text:style-name="T2">inc : SFix2D</text:span></text:p>
            </draw:text-box>
          </draw:frame>
        </draw:g>
        <draw:g>
          <draw:custom-shape draw:style-name="gr17" draw:text-style-name="P3" draw:layer="layout" svg:width="0.25cm" svg:height="1cm" svg:x="0.432cm" svg:y="9.582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8" draw:text-style-name="P8" draw:layer="layout" svg:width="2.606cm" svg:height="0.725cm" svg:x="-2.1cm" svg:y="9.695cm">
            <draw:text-box>
              <text:p><text:span text:style-name="T3">FrameTask</text:span></text:p>
            </draw:text-box>
          </draw:frame>
        </draw:g>
        <draw:g>
          <draw:rect draw:style-name="gr3" draw:text-style-name="P3" draw:layer="layout" svg:width="0.5cm" svg:height="0.5cm" svg:x="10.662cm" svg:y="7.632cm">
            <text:p/>
          </draw:rect>
          <draw:frame draw:style-name="gr7" draw:text-style-name="P5" draw:layer="layout" svg:width="2.576cm" svg:height="0.725cm" svg:x="11.106cm" svg:y="7.5cm">
            <draw:text-box>
              <text:p text:style-name="P4"><text:span text:style-name="T2">valid : Bool</text:span></text:p>
            </draw:text-box>
          </draw:frame>
        </draw:g>
        <draw:g>
          <draw:rect draw:style-name="gr16" draw:text-style-name="P3" draw:layer="layout" svg:width="0.5cm" svg:height="0.5cm" svg:x="10.662cm" svg:y="8.157cm">
            <text:p/>
          </draw:rect>
          <draw:frame draw:style-name="gr7" draw:text-style-name="P5" draw:layer="layout" svg:width="2.767cm" svg:height="0.725cm" svg:x="11.106cm" svg:y="8.025cm">
            <draw:text-box>
              <text:p text:style-name="P4"><text:span text:style-name="T2">ready : Bool</text:span></text:p>
            </draw:text-box>
          </draw:frame>
        </draw:g>
        <draw:g>
          <draw:custom-shape draw:style-name="gr17" draw:text-style-name="P3" draw:layer="layout" svg:width="0.25cm" svg:height="1cm" svg:x="10.281cm" svg:y="7.632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8" draw:text-style-name="P8" draw:layer="layout" svg:width="1.874cm" svg:height="0.725cm" svg:x="8.481cm" svg:y="7.745cm">
            <draw:text-box>
              <text:p><text:span text:style-name="T3">Stream</text:span></text:p>
            </draw:text-box>
          </draw:frame>
        </draw:g>
        <draw:g>
          <draw:rect draw:style-name="gr3" draw:text-style-name="P3" draw:layer="layout" svg:width="0.5cm" svg:height="0.5cm" svg:x="10.663cm" svg:y="9.382cm">
            <text:p/>
          </draw:rect>
          <draw:frame draw:style-name="gr7" draw:text-style-name="P5" draw:layer="layout" svg:width="5.883cm" svg:height="0.725cm" svg:x="11.107cm" svg:y="9.25cm">
            <draw:text-box>
              <text:p text:style-name="P4"><text:span text:style-name="T2">mandelbrotPosition : SFix2D</text:span></text:p>
            </draw:text-box>
          </draw:frame>
        </draw:g>
        <draw:g>
          <draw:custom-shape draw:style-name="gr17" draw:text-style-name="P3" draw:layer="layout" svg:width="0.25cm" svg:height="0.408cm" svg:x="10.282cm" svg:y="9.433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9" draw:text-style-name="P8" draw:layer="layout" svg:width="2.606cm" svg:height="0.805cm" svg:x="7.75cm" svg:y="9.225cm">
            <draw:text-box>
              <text:p><text:span text:style-name="T3">PixelTask</text:span></text:p>
            </draw:text-box>
          </draw:frame>
        </draw:g>
        <draw:line draw:style-name="gr15" draw:text-style-name="P3" draw:layer="layout" svg:x1="21.43cm" svg:y1="10.65cm" svg:x2="21.43cm" svg:y2="12.65cm">
          <text:p/>
        </draw:line>
        <draw:g>
          <draw:rect draw:style-name="gr3" draw:text-style-name="P3" draw:layer="layout" svg:width="0.5cm" svg:height="0.5cm" svg:x="24.613cm" svg:y="7.632cm">
            <text:p/>
          </draw:rect>
          <draw:frame draw:style-name="gr7" draw:text-style-name="P5" draw:layer="layout" svg:width="2.576cm" svg:height="0.725cm" svg:x="25.057cm" svg:y="7.5cm">
            <draw:text-box>
              <text:p text:style-name="P4"><text:span text:style-name="T2">valid : Bool</text:span></text:p>
            </draw:text-box>
          </draw:frame>
        </draw:g>
        <draw:g>
          <draw:rect draw:style-name="gr16" draw:text-style-name="P3" draw:layer="layout" svg:width="0.5cm" svg:height="0.5cm" svg:x="24.613cm" svg:y="8.157cm">
            <text:p/>
          </draw:rect>
          <draw:frame draw:style-name="gr7" draw:text-style-name="P5" draw:layer="layout" svg:width="2.767cm" svg:height="0.725cm" svg:x="25.057cm" svg:y="8.025cm">
            <draw:text-box>
              <text:p text:style-name="P4"><text:span text:style-name="T2">ready : Bool</text:span></text:p>
            </draw:text-box>
          </draw:frame>
        </draw:g>
        <draw:g>
          <draw:custom-shape draw:style-name="gr17" draw:text-style-name="P3" draw:layer="layout" svg:width="0.25cm" svg:height="1cm" svg:x="24.232cm" svg:y="7.632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8" draw:text-style-name="P8" draw:layer="layout" svg:width="1.874cm" svg:height="0.725cm" svg:x="22.432cm" svg:y="7.745cm">
            <draw:text-box>
              <text:p><text:span text:style-name="T3">Stream</text:span></text:p>
            </draw:text-box>
          </draw:frame>
        </draw:g>
        <draw:g>
          <draw:rect draw:style-name="gr3" draw:text-style-name="P3" draw:layer="layout" svg:width="0.5cm" svg:height="0.5cm" svg:x="24.614cm" svg:y="9.382cm">
            <text:p/>
          </draw:rect>
          <draw:frame draw:style-name="gr7" draw:text-style-name="P5" draw:layer="layout" svg:width="3.385cm" svg:height="0.725cm" svg:x="25.058cm" svg:y="9.25cm">
            <draw:text-box>
              <text:p text:style-name="P4"><text:span text:style-name="T2">interation : UInt</text:span></text:p>
            </draw:text-box>
          </draw:frame>
        </draw:g>
        <draw:g>
          <draw:custom-shape draw:style-name="gr17" draw:text-style-name="P3" draw:layer="layout" svg:width="0.308cm" svg:height="0.408cm" svg:x="24.175cm" svg:y="9.433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20" draw:text-style-name="P8" draw:layer="layout" svg:width="3.214cm" svg:height="1.199cm" svg:x="21.052cm" svg:y="9.028cm">
            <draw:text-box>
              <text:p><text:span text:style-name="T3">PixelResult</text:span></text:p>
            </draw:text-box>
          </draw:frame>
        </draw:g>
        <draw:line draw:style-name="gr15" draw:text-style-name="P3" draw:layer="layout" svg:x1="7.5cm" svg:y1="10.5cm" svg:x2="7.5cm" svg:y2="12.5cm">
          <text:p/>
        </draw:line>
        <draw:line draw:style-name="gr15" draw:text-style-name="P3" draw:layer="layout" svg:x1="14.25cm" svg:y1="10.5cm" svg:x2="14.25cm" svg:y2="12.5cm">
          <text:p/>
        </draw:line>
        <draw:line draw:style-name="gr15" draw:text-style-name="P3" draw:layer="layout" svg:x1="14.25cm" svg:y1="10.5cm" svg:x2="7.5cm" svg:y2="10.5cm">
          <text:p/>
        </draw:line>
        <draw:line draw:style-name="gr15" draw:text-style-name="P3" draw:layer="layout" svg:x1="10.9cm" svg:y1="9.975cm" svg:x2="10.9cm" svg:y2="10.5cm">
          <text:p/>
        </draw:line>
        <draw:line draw:style-name="gr15" draw:text-style-name="P3" draw:layer="layout" svg:x1="27.928cm" svg:y1="10.65cm" svg:x2="27.928cm" svg:y2="12.65cm">
          <text:p/>
        </draw:line>
        <draw:line draw:style-name="gr15" draw:text-style-name="P3" draw:layer="layout" svg:x1="27.928cm" svg:y1="10.65cm" svg:x2="21.43cm" svg:y2="10.65cm">
          <text:p/>
        </draw:line>
        <draw:line draw:style-name="gr15" draw:text-style-name="P3" draw:layer="layout" svg:x1="24.83cm" svg:y1="10.125cm" svg:x2="24.83cm" svg:y2="10.65cm">
          <text:p/>
        </draw:line>
        <draw:frame draw:style-name="gr21" draw:text-style-name="P9" draw:layer="layout" svg:width="4.346cm" svg:height="0.725cm" svg:x="-1cm" svg:y="7cm">
          <draw:text-box>
            <text:p text:style-name="P9">SFix2D =&gt; x,y : SFix</text:p>
          </draw:text-box>
        </draw:frame>
        <draw:g>
          <draw:rect draw:style-name="gr3" draw:text-style-name="P3" draw:layer="layout" svg:width="0.5cm" svg:height="0.5cm" svg:x="10.664cm" svg:y="8.783cm">
            <text:p/>
          </draw:rect>
          <draw:frame draw:style-name="gr7" draw:text-style-name="P5" draw:layer="layout" svg:width="2.369cm" svg:height="0.725cm" svg:x="11.108cm" svg:y="8.651cm">
            <draw:text-box>
              <text:p text:style-name="P4"><text:span text:style-name="T2">last : Bool</text:span></text:p>
            </draw:text-box>
          </draw:frame>
        </draw:g>
        <draw:g>
          <draw:custom-shape draw:style-name="gr17" draw:text-style-name="P3" draw:layer="layout" svg:width="0.25cm" svg:height="0.408cm" svg:x="10.283cm" svg:y="8.834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9" draw:text-style-name="P8" draw:layer="layout" svg:width="2.606cm" svg:height="0.805cm" svg:x="7.751cm" svg:y="8.626cm">
            <draw:text-box>
              <text:p><text:span text:style-name="T3">Fragment</text:span></text:p>
            </draw:text-box>
          </draw:frame>
        </draw:g>
        <draw:g>
          <draw:rect draw:style-name="gr3" draw:text-style-name="P3" draw:layer="layout" svg:width="0.5cm" svg:height="0.5cm" svg:x="24.623cm" svg:y="8.777cm">
            <text:p/>
          </draw:rect>
          <draw:frame draw:style-name="gr7" draw:text-style-name="P5" draw:layer="layout" svg:width="2.369cm" svg:height="0.725cm" svg:x="25.067cm" svg:y="8.645cm">
            <draw:text-box>
              <text:p text:style-name="P4"><text:span text:style-name="T2">last : Bool</text:span></text:p>
            </draw:text-box>
          </draw:frame>
        </draw:g>
        <draw:g>
          <draw:custom-shape draw:style-name="gr17" draw:text-style-name="P3" draw:layer="layout" svg:width="0.25cm" svg:height="0.408cm" svg:x="24.242cm" svg:y="8.828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9" draw:text-style-name="P8" draw:layer="layout" svg:width="2.606cm" svg:height="0.805cm" svg:x="21.71cm" svg:y="8.62cm">
            <draw:text-box>
              <text:p><text:span text:style-name="T3">Fragment</text:span></text:p>
            </draw:text-box>
          </draw:frame>
        </draw:g>
        <draw:line draw:style-name="gr15" draw:text-style-name="P3" draw:layer="layout" svg:x1="7.5cm" svg:y1="13.132cm" svg:x2="8.25cm" svg:y2="17.5cm">
          <text:p/>
        </draw:line>
        <draw:line draw:style-name="gr15" draw:text-style-name="P3" draw:layer="layout" svg:x1="13cm" svg:y1="16.75cm" svg:x2="9.5cm" svg:y2="17.5cm">
          <text:p/>
        </draw:line>
        <draw:frame draw:style-name="gr21" draw:text-style-name="P10" draw:layer="layout" svg:width="7.157cm" svg:height="2.387cm" svg:x="5.164cm" svg:y="17.5cm">
          <draw:text-box>
            <text:p text:style-name="P3">&lt;-/&lt; </text:p>
            <text:p text:style-name="P10">Cut combinational path </text:p>
            <text:p text:style-name="P10">in both direction</text:p>
          </draw:text-box>
        </draw:frame>
        <draw:frame draw:style-name="gr21" draw:text-style-name="P10" draw:layer="layout" svg:width="7.157cm" svg:height="2.387cm" svg:x="22.593cm" svg:y="18.863cm">
          <draw:text-box>
            <text:p text:style-name="P3">&lt;/&lt; </text:p>
            <text:p text:style-name="P10">Cut combinational path </text:p>
            <text:p text:style-name="P10">from slave to master</text:p>
          </draw:text-box>
        </draw:frame>
        <draw:frame draw:style-name="gr21" draw:text-style-name="P10" draw:layer="layout" svg:width="7.157cm" svg:height="2.387cm" svg:x="24.343cm" svg:y="15.25cm">
          <draw:text-box>
            <text:p text:style-name="P3">&lt;-&lt; </text:p>
            <text:p text:style-name="P10">Cut combinational path </text:p>
            <text:p text:style-name="P10">from master to slave</text:p>
          </draw:text-box>
        </draw:frame>
        <draw:line draw:style-name="gr15" draw:text-style-name="P3" draw:layer="layout" svg:x1="27.9cm" svg:y1="13.2cm" svg:x2="27.9cm" svg:y2="15.2cm">
          <text:p/>
        </draw:line>
        <draw:line draw:style-name="gr15" draw:text-style-name="P3" draw:layer="layout" svg:x1="22.25cm" svg:y1="18.336cm" svg:x2="25.5cm" svg:y2="19.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y_20_Header" draw:display-name="Gray Header" draw:style="linear" draw:start-color="#dddddd" draw:end-color="#999999" draw:start-intensity="100%" draw:end-intensity="100%" draw:angle="0" draw:border="0%"/>
    <draw:fill-image draw:name="arrow_25_20-_25_20Copy" draw:display-name="arrow%20-%20Copy" xlink:href="Pictures/10000000000000800000008088D098E4.bmp" xlink:type="simple" xlink:show="embed" xlink:actuate="onLoad"/>
    <draw:fill-image draw:name="arrow_5f_a" draw:display-name="arrow_a" xlink:href="Pictures/10000000000000800000008081FF9412.bmp" xlink:type="simple" xlink:show="embed" xlink:actuate="onLoad"/>
    <draw:marker draw:name="Arrow" svg:viewBox="0 0 20 30" svg:d="M10 0l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7-25T22:41:51.62</meta:creation-date>
    <meta:editing-duration>PT3H49M40S</meta:editing-duration>
    <meta:editing-cycles>8</meta:editing-cycles>
    <meta:generator>OpenOffice/4.1.1$Win32 OpenOffice.org_project/411m6$Build-9775</meta:generator>
    <dc:date>2015-07-26T12:06:40.69</dc:date>
    <meta:document-statistic meta:object-count="167"/>
  </office:meta>
</office:document-meta>
</file>